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3_5f_1" style:list-style-name="L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" style:family="graphic" style:parent-style-name="Default_5f_6_5f_1">
      <style:graphic-properties fo:min-height="0cm" fo:min-width="0cm"/>
    </style:style>
    <style:style style:name="gr4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5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6" style:family="graphic" style:parent-style-name="Default_5f_13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3_5f_1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9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10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3cm" fo:padding-top="0.13cm" fo:padding-bottom="0.13cm" fo:padding-left="0.25cm" fo:padding-right="0.25cm" fo:wrap-option="no-wrap" draw:shadow-color="#808080"/>
    </style:style>
    <style:style style:name="gr11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4cm" fo:padding-top="0.13cm" fo:padding-bottom="0.13cm" fo:padding-left="0.25cm" fo:padding-right="0.25cm" fo:wrap-option="no-wrap" draw:shadow-color="#808080"/>
    </style:style>
    <style:style style:name="gr12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13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14" style:family="graphic" style:parent-style-name="Default_5f_13_5f_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5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Default_5f_13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3_5f_1" style:list-style-name="L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9" style:family="graphic" style:parent-style-name="Default_5f_13_5f_1" style:list-style-name="L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0" style:family="graphic" style:parent-style-name="Default_5f_13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13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2" style:family="graphic" style:parent-style-name="Default_5f_6">
      <style:graphic-properties fo:min-height="0cm" fo:min-width="0cm"/>
    </style:style>
    <style:style style:name="gr23" style:family="graphic" style:parent-style-name="Default_5f_13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Default_5f_13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5" style:family="graphic" style:parent-style-name="Default_5f_13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6" style:family="graphic" style:parent-style-name="Default_5f_13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8" style:family="graphic" style:parent-style-name="Default_5f_13_5f_2" style:list-style-name="L8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9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30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31" style:family="graphic" style:parent-style-name="Default_5f_13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Default_5f_13_5f_2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34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35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36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37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38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39" style:family="graphic" style:parent-style-name="Default_5f_13_5f_2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40" style:family="graphic" style:parent-style-name="Default_5f_13_5f_2" style:list-style-name="L8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1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408cm" fo:min-width="6.268cm" fo:padding-top="0.13cm" fo:padding-bottom="0.13cm" fo:padding-left="0.25cm" fo:padding-right="0.25cm" fo:wrap-option="no-wrap" draw:shadow-color="#808080"/>
    </style:style>
    <style:style style:name="gr42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43" style:family="graphic" style:parent-style-name="Default_5f_13_5f_2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4" style:family="graphic" style:parent-style-name="Default_5f_13_5f_2" style:list-style-name="L8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5" style:family="graphic" style:parent-style-name="Default_5f_13_5f_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Default_5f_15" style:list-style-name="L8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7" style:family="graphic" style:parent-style-name="Default_5f_15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1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61" style:family="graphic" style:parent-style-name="Default_5f_15" style:list-style-name="L8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62" style:family="graphic" style:parent-style-name="Default_5f_15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Blank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Blank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top="0cm" fo:margin-bottom="0cm" fo:line-height="100%" fo:text-align="end" style:punctuation-wrap="hanging" style:writing-mode="lr-tb"/>
      <style:text-properties fo:font-size="36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6pt" style:font-size-asian="14pt" style:font-size-complex="14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>
      <style:text-properties fo:font-size="36pt"/>
    </style:style>
    <style:style style:name="P2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5" style:family="paragraph">
      <loext:graphic-properties draw:fill-color="#ffffff"/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font-size="36pt"/>
    </style:style>
    <style:style style:name="T14" style:family="text">
      <style:text-properties style:font-name="Wingdings" fo:font-size="24pt" fo:language="en" fo:country="US" style:font-name-asian="Wingdings" style:font-size-asian="24pt" style:language-asian="en" style:country-asian="US" style:font-name-complex="Wingdings" style:font-size-complex="24pt" style:language-complex="en" style:country-complex="US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4: Out-of-order execu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</text:span><text:span text:style-name="T2">on </text:span><text:span text:style-name="T2">Bur</text:span><text:span text:style-name="T2">tse</text:span><text:span text:style-name="T2">v</text:span></text:p>
            <text:p text:style-name="P1"><text:span text:style-name="T2">No</text:span><text:span text:style-name="T2">ve</text:span><text:span text:style-name="T2">mb</text:span><text:span text:style-name="T2">er, </text:span><text:span text:style-name="T2">20</text:span><text:span text:style-name="T2">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5" draw:layer="layout" svg:width="5.834cm" svg:height="1.4cm" svg:x="20.065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4.712cm" svg:height="1.775cm" svg:x="1.119cm" svg:y="1.214cm">
          <text:list text:style-name="L2">
            <text:list-item>
              <text:p>An Out-of-Order Processor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4" draw:text-style-name="P7" draw:layer="layout" svg:width="5.834cm" svg:height="2.567cm" svg:x="1.399cm" svg:y="4.899cm">
          <text:list text:style-name="L2">
            <text:list-header>
              <text:p text:style-name="P6"><text:span text:style-name="T5">Branch prediction</text:span></text:p>
              <text:p text:style-name="P6"><text:span text:style-name="T5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7" draw:layer="layout" svg:width="5.133cm" svg:height="5.6cm" svg:x="1.633cm" svg:y="9.333cm">
          <text:list text:style-name="L2">
            <text:list-header>
              <text:p text:style-name="P6"><text:span text:style-name="T5">R1 </text:span><text:span text:style-name="T6"></text:span><text:span text:style-name="T5"> R1+R2</text:span></text:p>
              <text:p text:style-name="P6"><text:span text:style-name="T5">R2 </text:span><text:span text:style-name="T6"></text:span><text:span text:style-name="T5"> R1+R3</text:span></text:p>
              <text:p text:style-name="P6"><text:span text:style-name="T5">BEQZ R2</text:span></text:p>
              <text:p text:style-name="P6"><text:span text:style-name="T5">R3 </text:span><text:span text:style-name="T6"></text:span><text:span text:style-name="T5"> R1+R2</text:span></text:p>
              <text:p text:style-name="P6"><text:span text:style-name="T5">R1 </text:span><text:span text:style-name="T6"></text:span><text:span text:style-name="T5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6" draw:text-style-name="P9" draw:layer="layout" svg:width="5.582cm" svg:height="1.023cm" svg:x="1.456cm" svg:y="14.933cm">
          <text:list text:style-name="L2">
            <text:list-header>
              <text:p text:style-name="P8"><text:span text:style-name="T5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7" draw:text-style-name="P10" draw:layer="layout" svg:x1="4.199cm" svg:y1="7.465cm" svg:x2="4.199cm" svg:y2="9.332cm">
          <text:p/>
        </draw:line>
        <draw:custom-shape draw:name="Rectangle 8" draw:style-name="gr8" draw:text-style-name="P7" draw:layer="layout" svg:width="3.967cm" svg:height="2.8cm" svg:x="7.933cm" svg:y="10.965cm">
          <text:list text:style-name="L2">
            <text:list-header>
              <text:p text:style-name="P6"><text:span text:style-name="T5">Decode &amp;</text:span></text:p>
              <text:p text:style-name="P6"><text:span text:style-name="T5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7" draw:text-style-name="P10" draw:layer="layout" svg:x1="6.765cm" svg:y1="12.366cm" svg:x2="7.932cm" svg:y2="12.366cm">
          <text:p/>
        </draw:line>
        <draw:custom-shape draw:name="Rectangle 10" draw:style-name="gr9" draw:text-style-name="P7" draw:layer="layout" svg:width="2.334cm" svg:height="5.6cm" svg:x="14.699cm" svg:y="4.899cm">
          <text:list text:style-name="L2">
            <text:list-header>
              <text:p text:style-name="P6"><text:span text:style-name="T5">Instr 1</text:span></text:p>
              <text:p text:style-name="P6"><text:span text:style-name="T5">Instr 2</text:span></text:p>
              <text:p text:style-name="P6"><text:span text:style-name="T5">Instr 3</text:span></text:p>
              <text:p text:style-name="P6"><text:span text:style-name="T5">Instr 4</text:span></text:p>
              <text:p text:style-name="P6"><text:span text:style-name="T5">Instr 5</text:span></text:p>
              <text:p text:style-name="P6"><text:span text:style-name="T5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7" draw:layer="layout" svg:width="2.333cm" svg:height="5.6cm" svg:x="17.033cm" svg:y="4.899cm">
          <text:list text:style-name="L2">
            <text:list-header>
              <text:p text:style-name="P6"><text:span text:style-name="T5">T1</text:span></text:p>
              <text:p text:style-name="P6"><text:span text:style-name="T5">T2</text:span></text:p>
              <text:p text:style-name="P6"><text:span text:style-name="T5">T3</text:span></text:p>
              <text:p text:style-name="P6"><text:span text:style-name="T5">T4</text:span></text:p>
              <text:p text:style-name="P6"><text:span text:style-name="T5">T5</text:span></text:p>
              <text:p text:style-name="P6"><text:span text:style-name="T5">T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6" draw:text-style-name="P9" draw:layer="layout" svg:width="6.636cm" svg:height="1.023cm" svg:x="13.646cm" svg:y="3.733cm">
          <text:list text:style-name="L2">
            <text:list-header>
              <text:p text:style-name="P8"><text:span text:style-name="T5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1" draw:text-style-name="P7" draw:layer="layout" svg:width="4.9cm" svg:height="5.6cm" svg:x="14.699cm" svg:y="12.365cm">
          <text:list text:style-name="L2">
            <text:list-header>
              <text:p text:style-name="P6"><text:span text:style-name="T5">T1 </text:span><text:span text:style-name="T6"></text:span><text:span text:style-name="T5"> R1+R2</text:span></text:p>
              <text:p text:style-name="P6"><text:span text:style-name="T5">T2 </text:span><text:span text:style-name="T6"></text:span><text:span text:style-name="T5"> T1+R3</text:span></text:p>
              <text:p text:style-name="P6"><text:span text:style-name="T5">BEQZ T2</text:span></text:p>
              <text:p text:style-name="P6"><text:span text:style-name="T5">T4 </text:span><text:span text:style-name="T6"></text:span><text:span text:style-name="T5"> T1+T2</text:span></text:p>
              <text:p text:style-name="P6"><text:span text:style-name="T5">T5 </text:span><text:span text:style-name="T6"></text:span><text:span text:style-name="T5"> T4+T2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6" draw:text-style-name="P9" draw:layer="layout" svg:width="5.37cm" svg:height="1.023cm" svg:x="14.512cm" svg:y="17.966cm">
          <text:list text:style-name="L2">
            <text:list-header>
              <text:p text:style-name="P8"><text:span text:style-name="T5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7" draw:text-style-name="P10" draw:layer="layout" svg:x1="11.9cm" svg:y1="11.433cm" svg:x2="14.7cm" svg:y2="8.633cm">
          <text:p/>
        </draw:line>
        <draw:line draw:name="Line 16" draw:style-name="gr7" draw:text-style-name="P10" draw:layer="layout" svg:x1="11.899cm" svg:y1="13.299cm" svg:x2="14.699cm" svg:y2="14.699cm">
          <text:p/>
        </draw:line>
        <draw:custom-shape draw:name="Rectangle 17" draw:style-name="gr12" draw:text-style-name="P7" draw:layer="layout" svg:width="1.634cm" svg:height="1.167cm" svg:x="21.465cm" svg:y="12.599cm">
          <text:list text:style-name="L2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7" draw:layer="layout" svg:width="1.634cm" svg:height="1.167cm" svg:x="23.565cm" svg:y="12.599cm">
          <text:list text:style-name="L2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2" draw:text-style-name="P7" draw:layer="layout" svg:width="1.634cm" svg:height="1.167cm" svg:x="25.665cm" svg:y="12.599cm">
          <text:list text:style-name="L2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3" draw:text-style-name="P7" draw:layer="layout" svg:width="5.133cm" svg:height="3.033cm" svg:x="21.233cm" svg:y="5.833cm">
          <text:list text:style-name="L2">
            <text:list-header>
              <text:p text:style-name="P6"><text:span text:style-name="T5">Register File</text:span></text:p>
              <text:p text:style-name="P6"><text:span text:style-name="T5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7" draw:text-style-name="P10" draw:layer="layout" svg:x1="19.833cm" svg:y1="13.066cm" svg:x2="20.999cm" svg:y2="13.066cm">
          <text:p/>
        </draw:line>
        <draw:line draw:name="Line 22" draw:style-name="gr7" draw:text-style-name="P10" draw:layer="layout" svg:x1="24.033cm" svg:y1="9.099cm" svg:x2="24.033cm" svg:y2="11.899cm">
          <text:p/>
        </draw:line>
        <draw:line draw:name="Line 23" draw:style-name="gr7" draw:text-style-name="P10" draw:layer="layout" svg:x1="19.365cm" svg:y1="9.799cm" svg:x2="22.865cm" svg:y2="11.899cm">
          <text:p/>
        </draw:line>
        <draw:line draw:name="Line 24" draw:style-name="gr7" draw:text-style-name="P10" draw:layer="layout" svg:x1="24.033cm" svg:y1="13.999cm" svg:x2="24.033cm" svg:y2="15.165cm">
          <text:p/>
        </draw:line>
        <draw:custom-shape draw:name="Text Box 25" draw:style-name="gr6" draw:text-style-name="P11" draw:layer="layout" svg:width="5.366cm" svg:height="2.547cm" svg:x="21.515cm" svg:y="14.933cm">
          <text:list text:style-name="L2">
            <text:list-header>
              <text:p text:style-name="P6"><text:span text:style-name="T5">Results written to</text:span></text:p>
              <text:p text:style-name="P6"><text:span text:style-name="T5">ROB and tags</text:span></text:p>
              <text:p text:style-name="P6"><text:span text:style-name="T5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7" draw:text-style-name="P10" draw:layer="layout" svg:x1="19.365cm" svg:y1="5.599cm" svg:x2="21.232cm" svg:y2="6.533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14" draw:text-style-name="P13" draw:layer="layout" svg:width="9.356cm" svg:height="1.397cm" svg:x="12.228cm" svg:y="26.544cm">
            <text:list text:style-name="L2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5" draw:text-style-name="P16" draw:layer="layout" svg:width="5.291cm" svg:height="1.269cm" svg:x="18.203cm" svg:y="17.357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Text Box 2" draw:style-name="gr15" draw:text-style-name="P18" draw:layer="layout" svg:width="6.988cm" svg:height="1.605cm" svg:x="1.266cm" svg:y="1.102cm">
          <text:p text:style-name="P17"><text:span text:style-name="T9">Exampl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19" draw:layer="layout" svg:x1="1.058cm" svg:y1="3.175cm" svg:x2="24.13cm" svg:y2="3.176cm">
          <text:p/>
        </draw:line>
        <draw:custom-shape draw:name="Text Box 4" draw:style-name="gr17" draw:text-style-name="P18" draw:layer="layout" svg:width="16.81cm" svg:height="10.411cm" svg:x="1.52cm" svg:y="4.344cm">
          <text:p text:style-name="P17"><text:span text:style-name="T10">Completion times <text:s text:c="8"/>with in-order <text:s text:c="4"/>with ooo</text:span></text:p>
          <text:p text:style-name="P17"><text:span text:style-name="T10"/></text:p>
          <text:p text:style-name="P17"><text:span text:style-name="T10">ADD <text:s/>R1, R2, R3 <text:s text:c="20"/>5 <text:s text:c="23"/>5</text:span></text:p>
          <text:p text:style-name="P17"><text:span text:style-name="T10">ADD <text:s/>R4, R1, R2 <text:s text:c="20"/>6 <text:s text:c="23"/>6</text:span></text:p>
          <text:p text:style-name="P17"><text:span text:style-name="T10">LW <text:s text:c="3"/>R5, 8(R4) <text:s text:c="22"/>7 <text:s text:c="23"/>7</text:span></text:p>
          <text:p text:style-name="P17"><text:span text:style-name="T10">ADD <text:s/>R7, R6, R5 <text:s text:c="20"/>9 <text:s text:c="23"/>9</text:span></text:p>
          <text:p text:style-name="P17"><text:span text:style-name="T10">ADD <text:s/>R8, R7, R5 <text:s text:c="18"/>10 <text:s text:c="21"/>10</text:span></text:p>
          <text:p text:style-name="P17"><text:span text:style-name="T10">LW <text:s text:c="3"/>R9, 16(R4) <text:s text:c="18"/>11 <text:s text:c="23"/>7</text:span></text:p>
          <text:p text:style-name="P17"><text:span text:style-name="T10">ADD <text:s/>R10, R6, R9 <text:s text:c="16"/>13 <text:s text:c="23"/>9</text:span></text:p>
          <text:p text:style-name="P17"><text:span text:style-name="T10">ADD <text:s/>R11, R10, R9 <text:s text:c="14"/>14 <text:s text:c="21"/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6" draw:text-style-name="P21" draw:layer="layout" svg:width="8.254cm" svg:height="1.269cm" svg:x="10.795cm" svg:y="24.13cm" presentation:class="page-number" presentation:user-transformed="true">
            <draw:text-box>
              <text:p text:style-name="P20"><text:span text:style-name="T11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7" draw:text-style-name="P2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18" draw:text-style-name="P5" draw:layer="layout" svg:width="5.834cm" svg:height="1.4cm" svg:x="20.065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4.712cm" svg:height="1.775cm" svg:x="1.119cm" svg:y="1.214cm">
          <text:list text:style-name="L2">
            <text:list-item>
              <text:p>An Out-of-Order Processor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4" draw:text-style-name="P7" draw:layer="layout" svg:width="5.834cm" svg:height="2.567cm" svg:x="1.399cm" svg:y="4.899cm">
          <text:list text:style-name="L2">
            <text:list-header>
              <text:p text:style-name="P6"><text:span text:style-name="T5">Branch prediction</text:span></text:p>
              <text:p text:style-name="P6"><text:span text:style-name="T5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7" draw:layer="layout" svg:width="5.133cm" svg:height="5.6cm" svg:x="1.633cm" svg:y="9.333cm">
          <text:list text:style-name="L2">
            <text:list-header>
              <text:p text:style-name="P6"><text:span text:style-name="T5">R1 </text:span><text:span text:style-name="T6"></text:span><text:span text:style-name="T5"> R1+R2</text:span></text:p>
              <text:p text:style-name="P6"><text:span text:style-name="T5">R2 </text:span><text:span text:style-name="T6"></text:span><text:span text:style-name="T5"> R1+R3</text:span></text:p>
              <text:p text:style-name="P6"><text:span text:style-name="T5">BEQZ R2</text:span></text:p>
              <text:p text:style-name="P6"><text:span text:style-name="T5">R3 </text:span><text:span text:style-name="T6"></text:span><text:span text:style-name="T5"> R1+R2</text:span></text:p>
              <text:p text:style-name="P6"><text:span text:style-name="T5">R1 </text:span><text:span text:style-name="T6"></text:span><text:span text:style-name="T5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6" draw:text-style-name="P9" draw:layer="layout" svg:width="5.582cm" svg:height="1.023cm" svg:x="1.456cm" svg:y="14.933cm">
          <text:list text:style-name="L2">
            <text:list-header>
              <text:p text:style-name="P8"><text:span text:style-name="T5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7" draw:text-style-name="P10" draw:layer="layout" svg:x1="4.199cm" svg:y1="7.465cm" svg:x2="4.199cm" svg:y2="9.332cm">
          <text:p/>
        </draw:line>
        <draw:custom-shape draw:name="Rectangle 8" draw:style-name="gr8" draw:text-style-name="P7" draw:layer="layout" svg:width="3.967cm" svg:height="2.8cm" svg:x="7.933cm" svg:y="10.965cm">
          <text:list text:style-name="L2">
            <text:list-header>
              <text:p text:style-name="P6"><text:span text:style-name="T5">Decode &amp;</text:span></text:p>
              <text:p text:style-name="P6"><text:span text:style-name="T5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7" draw:text-style-name="P10" draw:layer="layout" svg:x1="6.765cm" svg:y1="12.366cm" svg:x2="7.932cm" svg:y2="12.366cm">
          <text:p/>
        </draw:line>
        <draw:custom-shape draw:name="Rectangle 10" draw:style-name="gr9" draw:text-style-name="P7" draw:layer="layout" svg:width="2.334cm" svg:height="5.6cm" svg:x="14.699cm" svg:y="4.899cm">
          <text:list text:style-name="L2">
            <text:list-header>
              <text:p text:style-name="P6"><text:span text:style-name="T5">Instr 1</text:span></text:p>
              <text:p text:style-name="P6"><text:span text:style-name="T5">Instr 2</text:span></text:p>
              <text:p text:style-name="P6"><text:span text:style-name="T5">Instr 3</text:span></text:p>
              <text:p text:style-name="P6"><text:span text:style-name="T5">Instr 4</text:span></text:p>
              <text:p text:style-name="P6"><text:span text:style-name="T5">Instr 5</text:span></text:p>
              <text:p text:style-name="P6"><text:span text:style-name="T5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7" draw:layer="layout" svg:width="2.333cm" svg:height="5.6cm" svg:x="17.033cm" svg:y="4.899cm">
          <text:list text:style-name="L2">
            <text:list-header>
              <text:p text:style-name="P6"><text:span text:style-name="T5">T1</text:span></text:p>
              <text:p text:style-name="P6"><text:span text:style-name="T5">T2</text:span></text:p>
              <text:p text:style-name="P6"><text:span text:style-name="T5">T3</text:span></text:p>
              <text:p text:style-name="P6"><text:span text:style-name="T5">T4</text:span></text:p>
              <text:p text:style-name="P6"><text:span text:style-name="T5">T5</text:span></text:p>
              <text:p text:style-name="P6"><text:span text:style-name="T5">T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6" draw:text-style-name="P9" draw:layer="layout" svg:width="6.636cm" svg:height="1.023cm" svg:x="13.646cm" svg:y="3.733cm">
          <text:list text:style-name="L2">
            <text:list-header>
              <text:p text:style-name="P8"><text:span text:style-name="T5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1" draw:text-style-name="P7" draw:layer="layout" svg:width="4.9cm" svg:height="5.6cm" svg:x="14.699cm" svg:y="12.365cm">
          <text:list text:style-name="L2">
            <text:list-header>
              <text:p text:style-name="P6"><text:span text:style-name="T5">T1 </text:span><text:span text:style-name="T6"></text:span><text:span text:style-name="T5"> R1+R2</text:span></text:p>
              <text:p text:style-name="P6"><text:span text:style-name="T5">T2 </text:span><text:span text:style-name="T6"></text:span><text:span text:style-name="T5"> T1+R3</text:span></text:p>
              <text:p text:style-name="P6"><text:span text:style-name="T5">BEQZ T2</text:span></text:p>
              <text:p text:style-name="P6"><text:span text:style-name="T5">T4 </text:span><text:span text:style-name="T6"></text:span><text:span text:style-name="T5"> T1+T2</text:span></text:p>
              <text:p text:style-name="P6"><text:span text:style-name="T5">T5 </text:span><text:span text:style-name="T6"></text:span><text:span text:style-name="T5"> T4+T2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6" draw:text-style-name="P9" draw:layer="layout" svg:width="5.37cm" svg:height="1.023cm" svg:x="14.512cm" svg:y="17.966cm">
          <text:list text:style-name="L2">
            <text:list-header>
              <text:p text:style-name="P8"><text:span text:style-name="T5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7" draw:text-style-name="P10" draw:layer="layout" svg:x1="11.9cm" svg:y1="11.433cm" svg:x2="14.7cm" svg:y2="8.633cm">
          <text:p/>
        </draw:line>
        <draw:line draw:name="Line 16" draw:style-name="gr7" draw:text-style-name="P10" draw:layer="layout" svg:x1="11.899cm" svg:y1="13.299cm" svg:x2="14.699cm" svg:y2="14.699cm">
          <text:p/>
        </draw:line>
        <draw:custom-shape draw:name="Rectangle 17" draw:style-name="gr12" draw:text-style-name="P7" draw:layer="layout" svg:width="1.634cm" svg:height="1.167cm" svg:x="21.465cm" svg:y="12.599cm">
          <text:list text:style-name="L2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7" draw:layer="layout" svg:width="1.634cm" svg:height="1.167cm" svg:x="23.565cm" svg:y="12.599cm">
          <text:list text:style-name="L2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2" draw:text-style-name="P7" draw:layer="layout" svg:width="1.634cm" svg:height="1.167cm" svg:x="25.665cm" svg:y="12.599cm">
          <text:list text:style-name="L2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3" draw:text-style-name="P7" draw:layer="layout" svg:width="5.133cm" svg:height="3.033cm" svg:x="21.233cm" svg:y="5.833cm">
          <text:list text:style-name="L2">
            <text:list-header>
              <text:p text:style-name="P6"><text:span text:style-name="T5">Register File</text:span></text:p>
              <text:p text:style-name="P6"><text:span text:style-name="T5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7" draw:text-style-name="P10" draw:layer="layout" svg:x1="19.833cm" svg:y1="13.066cm" svg:x2="20.999cm" svg:y2="13.066cm">
          <text:p/>
        </draw:line>
        <draw:line draw:name="Line 22" draw:style-name="gr7" draw:text-style-name="P10" draw:layer="layout" svg:x1="24.033cm" svg:y1="9.099cm" svg:x2="24.033cm" svg:y2="11.899cm">
          <text:p/>
        </draw:line>
        <draw:line draw:name="Line 23" draw:style-name="gr7" draw:text-style-name="P10" draw:layer="layout" svg:x1="19.365cm" svg:y1="9.799cm" svg:x2="22.865cm" svg:y2="11.899cm">
          <text:p/>
        </draw:line>
        <draw:line draw:name="Line 24" draw:style-name="gr7" draw:text-style-name="P10" draw:layer="layout" svg:x1="24.033cm" svg:y1="13.999cm" svg:x2="24.033cm" svg:y2="15.165cm">
          <text:p/>
        </draw:line>
        <draw:custom-shape draw:name="Text Box 25" draw:style-name="gr6" draw:text-style-name="P11" draw:layer="layout" svg:width="5.366cm" svg:height="2.547cm" svg:x="21.515cm" svg:y="14.933cm">
          <text:list text:style-name="L2">
            <text:list-header>
              <text:p text:style-name="P6"><text:span text:style-name="T5">Results written to</text:span></text:p>
              <text:p text:style-name="P6"><text:span text:style-name="T5">ROB and tags</text:span></text:p>
              <text:p text:style-name="P6"><text:span text:style-name="T5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7" draw:text-style-name="P10" draw:layer="layout" svg:x1="19.365cm" svg:y1="5.599cm" svg:x2="21.232cm" svg:y2="6.533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14" draw:text-style-name="P13" draw:layer="layout" svg:width="9.356cm" svg:height="1.397cm" svg:x="12.228cm" svg:y="26.544cm">
            <text:list text:style-name="L2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19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175cm" svg:height="1.775cm" svg:x="1.277cm" svg:y="1.214cm">
          <text:list text:style-name="L2">
            <text:list-item>
              <text:p>Design Details - 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0" draw:text-style-name="P9" draw:layer="layout" svg:width="23.289cm" svg:height="13.469cm" svg:x="2.792cm" svg:y="4.788cm">
          <text:list text:style-name="L5">
            <text:list-item>
              <text:p text:style-name="P8"><text:span text:style-name="T12"><text:s/></text:span><text:span text:style-name="T12">Ins</text:span><text:span text:style-name="T12">tru</text:span><text:span text:style-name="T12">cti</text:span><text:span text:style-name="T12">on</text:span><text:span text:style-name="T12">s </text:span><text:span text:style-name="T12">ent</text:span><text:span text:style-name="T12">er </text:span><text:span text:style-name="T12">the </text:span><text:span text:style-name="T12">pip</text:span><text:span text:style-name="T12">eli</text:span><text:span text:style-name="T12">ne </text:span><text:span text:style-name="T12">in </text:span><text:span text:style-name="T12">or</text:span><text:span text:style-name="T12">de</text:span><text:span text:style-name="T12">r</text:span></text:p>
              <text:p text:style-name="P8"><text:span text:style-name="T12"/></text:p>
            </text:list-item>
            <text:list-item>
              <text:p text:style-name="P8"><text:span text:style-name="T12"><text:s/></text:span><text:span text:style-name="T12">No </text:span><text:span text:style-name="T12">ne</text:span><text:span text:style-name="T12">ed </text:span><text:span text:style-name="T12">for </text:span><text:span text:style-name="T12">br</text:span><text:span text:style-name="T12">an</text:span><text:span text:style-name="T12">ch </text:span><text:span text:style-name="T12">del</text:span><text:span text:style-name="T12">ay </text:span><text:span text:style-name="T12">slo</text:span><text:span text:style-name="T12">ts </text:span><text:span text:style-name="T12">if </text:span><text:span text:style-name="T12">pr</text:span><text:span text:style-name="T12">edi</text:span><text:span text:style-name="T12">cti</text:span><text:span text:style-name="T12">on </text:span><text:span text:style-name="T12">ha</text:span><text:span text:style-name="T12">pp</text:span><text:span text:style-name="T12">en</text:span><text:span text:style-name="T12">s </text:span><text:span text:style-name="T12">in </text:span><text:span text:style-name="T12">tim</text:span><text:span text:style-name="T12">e</text:span></text:p>
              <text:p text:style-name="P8"><text:span text:style-name="T12"/></text:p>
            </text:list-item>
            <text:list-item>
              <text:p text:style-name="P8"><text:span text:style-name="T12"><text:s/></text:span><text:span text:style-name="T12">Ins</text:span><text:span text:style-name="T12">tru</text:span><text:span text:style-name="T12">cti</text:span><text:span text:style-name="T12">on</text:span><text:span text:style-name="T12">s </text:span><text:span text:style-name="T12">lea</text:span><text:span text:style-name="T12">ve </text:span><text:span text:style-name="T12">the </text:span><text:span text:style-name="T12">pip</text:span><text:span text:style-name="T12">eli</text:span><text:span text:style-name="T12">ne </text:span><text:span text:style-name="T12">in </text:span><text:span text:style-name="T12">or</text:span><text:span text:style-name="T12">de</text:span><text:span text:style-name="T12">r – </text:span><text:span text:style-name="T12">all </text:span><text:span text:style-name="T12">ins</text:span><text:span text:style-name="T12">tru</text:span><text:span text:style-name="T12">cti</text:span><text:span text:style-name="T12">on</text:span><text:span text:style-name="T12">s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tha</text:span><text:span text:style-name="T12">t </text:span><text:span text:style-name="T12">ent</text:span><text:span text:style-name="T12">er </text:span><text:span text:style-name="T12">als</text:span><text:span text:style-name="T12">o </text:span><text:span text:style-name="T12">get </text:span><text:span text:style-name="T12">pla</text:span><text:span text:style-name="T12">ce</text:span><text:span text:style-name="T12">d </text:span><text:span text:style-name="T12">in </text:span><text:span text:style-name="T12">the </text:span><text:span text:style-name="T12">R</text:span><text:span text:style-name="T12">OB </text:span><text:span text:style-name="T12">– </text:span><text:span text:style-name="T12">the </text:span><text:span text:style-name="T12">pr</text:span><text:span text:style-name="T12">oc</text:span><text:span text:style-name="T12">es</text:span><text:span text:style-name="T12">s </text:span><text:span text:style-name="T12">of </text:span><text:span text:style-name="T12">an</text:span></text:p>
              <text:p text:style-name="P8"><text:span text:style-name="T12"><text:s text:c="2"/></text:span><text:span text:style-name="T12">ins</text:span><text:span text:style-name="T12">tru</text:span><text:span text:style-name="T12">cti</text:span><text:span text:style-name="T12">on </text:span><text:span text:style-name="T12">lea</text:span><text:span text:style-name="T12">vin</text:span><text:span text:style-name="T12">g </text:span><text:span text:style-name="T12">the </text:span><text:span text:style-name="T12">R</text:span><text:span text:style-name="T12">OB </text:span><text:span text:style-name="T12">(in </text:span><text:span text:style-name="T12">or</text:span><text:span text:style-name="T12">de</text:span><text:span text:style-name="T12">r) </text:span><text:span text:style-name="T12">is </text:span><text:span text:style-name="T12">cal</text:span><text:span text:style-name="T12">led </text:span><text:span text:style-name="T12">co</text:span><text:span text:style-name="T12">m</text:span><text:span text:style-name="T12">mit </text:span><text:span text:style-name="T12">–</text:span></text:p>
              <text:p text:style-name="P8"><text:span text:style-name="T12"><text:s text:c="2"/></text:span><text:span text:style-name="T12">an </text:span><text:span text:style-name="T12">ins</text:span><text:span text:style-name="T12">tru</text:span><text:span text:style-name="T12">cti</text:span><text:span text:style-name="T12">on </text:span><text:span text:style-name="T12">co</text:span><text:span text:style-name="T12">m</text:span><text:span text:style-name="T12">mit</text:span><text:span text:style-name="T12">s </text:span><text:span text:style-name="T12">onl</text:span><text:span text:style-name="T12">y if </text:span><text:span text:style-name="T12">it </text:span><text:span text:style-name="T12">an</text:span><text:span text:style-name="T12">d </text:span><text:span text:style-name="T12">all </text:span><text:span text:style-name="T12">ins</text:span><text:span text:style-name="T12">tru</text:span><text:span text:style-name="T12">cti</text:span><text:span text:style-name="T12">on</text:span><text:span text:style-name="T12">s </text:span><text:span text:style-name="T12">bef</text:span><text:span text:style-name="T12">or</text:span><text:span text:style-name="T12">e</text:span></text:p>
              <text:p text:style-name="P8"><text:span text:style-name="T12"><text:s text:c="2"/></text:span><text:span text:style-name="T12">it </text:span><text:span text:style-name="T12">ha</text:span><text:span text:style-name="T12">ve </text:span><text:span text:style-name="T12">co</text:span><text:span text:style-name="T12">mp</text:span><text:span text:style-name="T12">let</text:span><text:span text:style-name="T12">ed </text:span><text:span text:style-name="T12">su</text:span><text:span text:style-name="T12">cc</text:span><text:span text:style-name="T12">es</text:span><text:span text:style-name="T12">sfu</text:span><text:span text:style-name="T12">lly </text:span><text:span text:style-name="T12">(wi</text:span><text:span text:style-name="T12">tho</text:span><text:span text:style-name="T12">ut </text:span><text:span text:style-name="T12">an </text:span><text:span text:style-name="T12">ex</text:span><text:span text:style-name="T12">ce</text:span><text:span text:style-name="T12">pti</text:span><text:span text:style-name="T12">on</text:span><text:span text:style-name="T12">)</text:span></text:p>
              <text:p text:style-name="P8"><text:span text:style-name="T12"/></text:p>
            </text:list-header>
          </text:list>
          <text:list text:style-name="L5">
            <text:list-item>
              <text:p text:style-name="P8"><text:span text:style-name="T12"><text:s/></text:span><text:span text:style-name="T12">To </text:span><text:span text:style-name="T12">pr</text:span><text:span text:style-name="T12">es</text:span><text:span text:style-name="T12">erv</text:span><text:span text:style-name="T12">e </text:span><text:span text:style-name="T12">pr</text:span><text:span text:style-name="T12">eci</text:span><text:span text:style-name="T12">se </text:span><text:span text:style-name="T12">ex</text:span><text:span text:style-name="T12">ce</text:span><text:span text:style-name="T12">pti</text:span><text:span text:style-name="T12">on</text:span><text:span text:style-name="T12">s, </text:span><text:span text:style-name="T12">a </text:span><text:span text:style-name="T12">res</text:span><text:span text:style-name="T12">ult </text:span><text:span text:style-name="T12">is </text:span><text:span text:style-name="T12">wri</text:span><text:span text:style-name="T12">tte</text:span><text:span text:style-name="T12">n </text:span><text:span text:style-name="T12">int</text:span><text:span text:style-name="T12">o </text:span><text:span text:style-name="T12">the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re</text:span><text:span text:style-name="T12">gis</text:span><text:span text:style-name="T12">ter </text:span><text:span text:style-name="T12">file </text:span><text:span text:style-name="T12">onl</text:span><text:span text:style-name="T12">y </text:span><text:span text:style-name="T12">wh</text:span><text:span text:style-name="T12">en </text:span><text:span text:style-name="T12">the </text:span><text:span text:style-name="T12">ins</text:span><text:span text:style-name="T12">tru</text:span><text:span text:style-name="T12">cti</text:span><text:span text:style-name="T12">on </text:span><text:span text:style-name="T12">co</text:span><text:span text:style-name="T12">m</text:span><text:span text:style-name="T12">mit</text:span><text:span text:style-name="T12">s – </text:span><text:span text:style-name="T12">unt</text:span><text:span text:style-name="T12">il </text:span><text:span text:style-name="T12">the</text:span><text:span text:style-name="T12">n,</text:span></text:p>
              <text:p text:style-name="P8"><text:span text:style-name="T12"><text:s text:c="2"/></text:span><text:span text:style-name="T12">the </text:span><text:span text:style-name="T12">res</text:span><text:span text:style-name="T12">ult </text:span><text:span text:style-name="T12">is </text:span><text:span text:style-name="T12">sa</text:span><text:span text:style-name="T12">ve</text:span><text:span text:style-name="T12">d </text:span><text:span text:style-name="T12">in </text:span><text:span text:style-name="T12">a </text:span><text:span text:style-name="T12">te</text:span><text:span text:style-name="T12">mp</text:span><text:span text:style-name="T12">or</text:span><text:span text:style-name="T12">ary </text:span><text:span text:style-name="T12">re</text:span><text:span text:style-name="T12">gis</text:span><text:span text:style-name="T12">ter </text:span><text:span text:style-name="T12">in </text:span><text:span text:style-name="T12">the </text:span><text:span text:style-name="T12">R</text:span><text:span text:style-name="T12">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4" draw:text-style-name="P13" draw:layer="layout" svg:width="9.356cm" svg:height="1.397cm" svg:x="12.228cm" svg:y="26.544cm">
            <text:list text:style-name="L2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21" draw:text-style-name="P5" draw:layer="layout" svg:width="5.833cm" svg:height="1.4cm" svg:x="20.066cm" svg:y="19.133cm">
          <text:list text:style-name="L7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0.527cm" svg:height="1.775cm" svg:x="1.274cm" svg:y="1.214cm">
          <text:list text:style-name="L8">
            <text:list-item>
              <text:p>Design Details - 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9" draw:layer="layout" svg:width="23.72cm" svg:height="13.469cm" svg:x="2.38cm" svg:y="4.2cm">
          <text:list text:style-name="L5">
            <text:list-item>
              <text:p text:style-name="P8"><text:span text:style-name="T12"><text:s/></text:span><text:span text:style-name="T12">Instructions </text:span><text:span text:style-name="T12">get renamed </text:span><text:span text:style-name="T12">and placed in </text:span><text:span text:style-name="T12">the issue queue </text:span><text:span text:style-name="T12">–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some </text:span><text:span text:style-name="T12">operands are </text:span><text:span text:style-name="T12">available (T1-</text:span><text:span text:style-name="T12">T6; R1-R32), </text:span><text:span text:style-name="T12">while </text:span></text:p>
              <text:p text:style-name="P8"><text:span text:style-name="T12"><text:s text:c="2"/></text:span><text:span text:style-name="T12">others are </text:span><text:span text:style-name="T12">being produced </text:span><text:span text:style-name="T12">by instructions </text:span><text:span text:style-name="T12">in flight (T1-T6)</text:span></text:p>
              <text:p text:style-name="P8"><text:span text:style-name="T12"/></text:p>
            </text:list-header>
          </text:list>
          <text:list text:style-name="L5">
            <text:list-item>
              <text:p text:style-name="P8"><text:span text:style-name="T12"><text:s/></text:span><text:span text:style-name="T12">As instructions </text:span><text:span text:style-name="T12">finish, they write </text:span><text:span text:style-name="T12">results into the </text:span><text:span text:style-name="T12">ROB (T1-T6)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and broadcast </text:span><text:span text:style-name="T12">the operand tag </text:span><text:span text:style-name="T12">(T1-T6) to the </text:span><text:span text:style-name="T12">issue queue –</text:span></text:p>
              <text:p text:style-name="P8"><text:span text:style-name="T12"><text:s text:c="2"/></text:span><text:span text:style-name="T12">instructions </text:span><text:span text:style-name="T12">now know if </text:span><text:span text:style-name="T12">their operands </text:span><text:span text:style-name="T12">are ready</text:span></text:p>
              <text:p text:style-name="P8"><text:span text:style-name="T12"/></text:p>
            </text:list-header>
          </text:list>
          <text:list text:style-name="L5">
            <text:list-item>
              <text:p text:style-name="P8"><text:span text:style-name="T12"><text:s/></text:span><text:span text:style-name="T12">When a ready </text:span><text:span text:style-name="T12">instruction </text:span><text:span text:style-name="T12">issues, it reads </text:span><text:span text:style-name="T12">its operands </text:span><text:span text:style-name="T12">from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T1-T6 and R1-</text:span><text:span text:style-name="T12">R32 and </text:span><text:span text:style-name="T12">executes (out-</text:span><text:span text:style-name="T12">of-order </text:span><text:span text:style-name="T12">execution)</text:span></text:p>
              <text:p text:style-name="P8"><text:span text:style-name="T12"/></text:p>
            </text:list-header>
          </text:list>
          <text:list text:style-name="L5">
            <text:list-item>
              <text:p text:style-name="P8"><text:span text:style-name="T12"><text:s/></text:span><text:span text:style-name="T12">Can you have </text:span><text:span text:style-name="T12">WAW or WAR </text:span><text:span text:style-name="T12">hazards? By </text:span><text:span text:style-name="T12">using more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names (T1-</text:span><text:span text:style-name="T12">T6), name </text:span><text:span text:style-name="T12">dependences </text:span><text:span text:style-name="T12">can be avoi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4" draw:text-style-name="P13" draw:layer="layout" svg:width="9.356cm" svg:height="1.397cm" svg:x="12.228cm" svg:y="26.544cm">
            <text:list text:style-name="L7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lide Number Placeholder 3" draw:style-name="gr25" draw:text-style-name="P5" draw:layer="layout" svg:width="5.833cm" svg:height="1.4cm" svg:x="20.066cm" svg:y="19.133cm">
          <text:list text:style-name="L7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0.878cm" svg:height="1.775cm" svg:x="1.271cm" svg:y="1.214cm">
          <text:list text:style-name="L8">
            <text:list-item>
              <text:p>Design Details - I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6" draw:text-style-name="P9" draw:layer="layout" svg:width="23.624cm" svg:height="12.453cm" svg:x="2.369cm" svg:y="4.2cm">
          <text:list text:style-name="L5">
            <text:list-item>
              <text:p text:style-name="P8"><text:span text:style-name="T12"><text:s/></text:span><text:span text:style-name="T12">If instr-3 </text:span><text:span text:style-name="T12">raises an </text:span><text:span text:style-name="T12">exception, </text:span><text:span text:style-name="T12">wait until it </text:span><text:span text:style-name="T12">reaches the </text:span><text:span text:style-name="T12">top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of the </text:span><text:span text:style-name="T12">ROB – at </text:span><text:span text:style-name="T12">this point, </text:span><text:span text:style-name="T12">R1-R32 </text:span><text:span text:style-name="T12">contain </text:span><text:span text:style-name="T12">results for </text:span><text:span text:style-name="T12">all</text:span></text:p>
              <text:p text:style-name="P8"><text:span text:style-name="T12"><text:s text:c="2"/></text:span><text:span text:style-name="T12">instructions </text:span><text:span text:style-name="T12">up to instr-3 </text:span><text:span text:style-name="T12">– save </text:span><text:span text:style-name="T12">registers, </text:span><text:span text:style-name="T12">save PC of </text:span><text:span text:style-name="T12">instr-3,</text:span></text:p>
              <text:p text:style-name="P8"><text:span text:style-name="T12"><text:s text:c="2"/></text:span><text:span text:style-name="T12">and </text:span><text:span text:style-name="T12">service the </text:span><text:span text:style-name="T12">exception</text:span></text:p>
              <text:p text:style-name="P8"><text:span text:style-name="T12"/></text:p>
            </text:list-header>
          </text:list>
          <text:list text:style-name="L5">
            <text:list-item>
              <text:p text:style-name="P8"><text:span text:style-name="T12"><text:s/></text:span><text:span text:style-name="T12">If branch </text:span><text:span text:style-name="T12">is a </text:span><text:span text:style-name="T12">mispredict, </text:span><text:span text:style-name="T12">flush all </text:span><text:span text:style-name="T12">instructions </text:span><text:span text:style-name="T12">after the</text:span></text:p>
            </text:list-item>
          </text:list>
          <text:list text:style-name="L6">
            <text:list-header>
              <text:p text:style-name="P8"><text:span text:style-name="T12"><text:s text:c="2"/></text:span><text:span text:style-name="T12">branch </text:span><text:span text:style-name="T12">and start on </text:span><text:span text:style-name="T12">the correct </text:span><text:span text:style-name="T12">path – </text:span><text:span text:style-name="T12">mispredicte</text:span><text:span text:style-name="T12">d instrs</text:span></text:p>
              <text:p text:style-name="P8"><text:span text:style-name="T12"><text:s text:c="2"/></text:span><text:span text:style-name="T12">will not </text:span><text:span text:style-name="T12">have </text:span><text:span text:style-name="T12">updated </text:span><text:span text:style-name="T12">registers </text:span><text:span text:style-name="T12">(the branch </text:span><text:span text:style-name="T12">cannot </text:span><text:span text:style-name="T12">commit</text:span></text:p>
              <text:p text:style-name="P8"><text:span text:style-name="T12"><text:s text:c="2"/></text:span><text:span text:style-name="T12">until it has </text:span><text:span text:style-name="T12">completed </text:span><text:span text:style-name="T12">and the </text:span><text:span text:style-name="T12">flush </text:span><text:span text:style-name="T12">happens as </text:span><text:span text:style-name="T12">soon as the</text:span></text:p>
              <text:p text:style-name="P8"><text:span text:style-name="T12"><text:s text:c="2"/></text:span><text:span text:style-name="T12">branch </text:span><text:span text:style-name="T12">completes)</text:span></text:p>
            </text:list-header>
          </text:list>
          <text:list text:style-name="L5">
            <text:list-header>
              <text:p text:style-name="P8"><text:span text:style-name="T12"/></text:p>
            </text:list-header>
            <text:list-item>
              <text:p text:style-name="P8"><text:span text:style-name="T12"><text:s/></text:span><text:span text:style-name="T12">Potential </text:span><text:span text:style-name="T12">problems: 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7" draw:text-style-name="P13" draw:layer="layout" svg:width="9.356cm" svg:height="1.397cm" svg:x="12.228cm" svg:y="26.544cm">
            <text:list text:style-name="L1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7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<text:span text:style-name="T13">Al</text:span><text:span text:style-name="T13">ph</text:span><text:span text:style-name="T13">a </text:span><text:span text:style-name="T13">21</text:span><text:span text:style-name="T13">26</text:span><text:span text:style-name="T13">4 </text:span><text:span text:style-name="T13">O</text:span><text:span text:style-name="T13">ut</text:span><text:span text:style-name="T13">-</text:span><text:span text:style-name="T13">of</text:span><text:span text:style-name="T13">-</text:span><text:span text:style-name="T13">Or</text:span><text:span text:style-name="T13">de</text:span><text:span text:style-name="T13">r </text:span><text:span text:style-name="T13">Im</text:span><text:span text:style-name="T13">pl</text:span><text:span text:style-name="T13">e</text:span><text:span text:style-name="T13">m</text:span><text:span text:style-name="T13">en</text:span><text:span text:style-name="T13">tat</text:span><text:span text:style-name="T13">io</text:span><text:span text:style-name="T13">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text-style-name="P23" draw:layer="layout" svg:width="26.766cm" svg:height="1.775cm" svg:x="1.09cm" svg:y="1.214cm">
          <text:list text:style-name="L8">
            <text:list-item>
              <text:p><text:span text:style-name="T13">The </text:span><text:span text:style-name="T13">Alpha </text:span><text:span text:style-name="T13">21264 </text:span><text:span text:style-name="T13">Out-of-</text:span><text:span text:style-name="T13">Order </text:span><text:span text:style-name="T13">Impleme</text:span><text:span text:style-name="T13">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29" draw:text-style-name="P7" draw:layer="layout" svg:width="5.834cm" svg:height="2.567cm" svg:x="1.399cm" svg:y="4.899cm">
          <text:list text:style-name="L8">
            <text:list-header>
              <text:p text:style-name="P6"><text:span text:style-name="T5">Branc</text:span><text:span text:style-name="T5">h </text:span><text:span text:style-name="T5">predic</text:span><text:span text:style-name="T5">tion</text:span></text:p>
              <text:p text:style-name="P6"><text:span text:style-name="T5">and </text:span><text:span text:style-name="T5">instr </text:span><text:span text:style-name="T5">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0" draw:text-style-name="P7" draw:layer="layout" svg:width="5.133cm" svg:height="5.6cm" svg:x="1.633cm" svg:y="9.333cm">
          <text:list text:style-name="L8">
            <text:list-header>
              <text:p text:style-name="P6"><text:span text:style-name="T5">R</text:span><text:span text:style-name="T5">1</text:span><text:span text:style-name="T5"> </text:span><text:span text:style-name="T6"></text:span><text:span text:style-name="T5"> </text:span><text:span text:style-name="T5">R</text:span><text:span text:style-name="T5">1</text:span><text:span text:style-name="T5">+</text:span><text:span text:style-name="T5">R</text:span><text:span text:style-name="T5">2</text:span></text:p>
              <text:p text:style-name="P6"><text:span text:style-name="T5">R</text:span><text:span text:style-name="T5">2</text:span><text:span text:style-name="T5"> </text:span><text:span text:style-name="T6"></text:span><text:span text:style-name="T5"> </text:span><text:span text:style-name="T5">R</text:span><text:span text:style-name="T5">1</text:span><text:span text:style-name="T5">+</text:span><text:span text:style-name="T5">R</text:span><text:span text:style-name="T5">3</text:span></text:p>
              <text:p text:style-name="P6"><text:span text:style-name="T5">B</text:span><text:span text:style-name="T5">E</text:span><text:span text:style-name="T5">Q</text:span><text:span text:style-name="T5">Z</text:span><text:span text:style-name="T5"> </text:span><text:span text:style-name="T5">R</text:span><text:span text:style-name="T5">2</text:span></text:p>
              <text:p text:style-name="P6"><text:span text:style-name="T5">R</text:span><text:span text:style-name="T5">3</text:span><text:span text:style-name="T5"> </text:span><text:span text:style-name="T6"></text:span><text:span text:style-name="T5"> </text:span><text:span text:style-name="T5">R</text:span><text:span text:style-name="T5">1</text:span><text:span text:style-name="T5">+</text:span><text:span text:style-name="T5">R</text:span><text:span text:style-name="T5">2</text:span></text:p>
              <text:p text:style-name="P6"><text:span text:style-name="T5">R</text:span><text:span text:style-name="T5">1</text:span><text:span text:style-name="T5"> </text:span><text:span text:style-name="T6"></text:span><text:span text:style-name="T5"> </text:span><text:span text:style-name="T5">R</text:span><text:span text:style-name="T5">3</text:span><text:span text:style-name="T5">+</text:span><text:span text:style-name="T5">R</text:span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31" draw:text-style-name="P9" draw:layer="layout" svg:width="5.582cm" svg:height="1.023cm" svg:x="1.456cm" svg:y="14.933cm">
          <text:list text:style-name="L8">
            <text:list-header>
              <text:p text:style-name="P8"><text:span text:style-name="T5">Instr Fetch </text:span><text:span text:style-name="T5">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32" draw:text-style-name="P10" draw:layer="layout" svg:x1="4.199cm" svg:y1="7.465cm" svg:x2="4.199cm" svg:y2="9.332cm">
          <text:p/>
        </draw:line>
        <draw:custom-shape draw:name="Rectangle 8" draw:style-name="gr33" draw:text-style-name="P7" draw:layer="layout" svg:width="3.967cm" svg:height="2.8cm" svg:x="7.933cm" svg:y="10.965cm">
          <text:list text:style-name="L8">
            <text:list-header>
              <text:p text:style-name="P6"><text:span text:style-name="T5">D</text:span><text:span text:style-name="T5">e</text:span><text:span text:style-name="T5">c</text:span><text:span text:style-name="T5">o</text:span><text:span text:style-name="T5">d</text:span><text:span text:style-name="T5">e</text:span><text:span text:style-name="T5"> </text:span><text:span text:style-name="T5">&amp;</text:span></text:p>
              <text:p text:style-name="P6"><text:span text:style-name="T5">R</text:span><text:span text:style-name="T5">e</text:span><text:span text:style-name="T5">n</text:span><text:span text:style-name="T5">a</text:span><text:span text:style-name="T5">m</text:span><text:span text:style-name="T5">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2" draw:text-style-name="P10" draw:layer="layout" svg:x1="6.765cm" svg:y1="12.366cm" svg:x2="7.932cm" svg:y2="12.366cm">
          <text:p/>
        </draw:line>
        <draw:custom-shape draw:name="Rectangle 10" draw:style-name="gr34" draw:text-style-name="P7" draw:layer="layout" svg:width="2.334cm" svg:height="5.6cm" svg:x="13.065cm" svg:y="4.899cm">
          <text:list text:style-name="L8">
            <text:list-header>
              <text:p text:style-name="P6"><text:span text:style-name="T5">Instr 1</text:span></text:p>
              <text:p text:style-name="P6"><text:span text:style-name="T5">Instr 2</text:span></text:p>
              <text:p text:style-name="P6"><text:span text:style-name="T5">Instr 3</text:span></text:p>
              <text:p text:style-name="P6"><text:span text:style-name="T5">Instr 4</text:span></text:p>
              <text:p text:style-name="P6"><text:span text:style-name="T5">Instr 5</text:span></text:p>
              <text:p text:style-name="P6"><text:span text:style-name="T5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31" draw:text-style-name="P9" draw:layer="layout" svg:width="6.636cm" svg:height="1.023cm" svg:x="12.713cm" svg:y="3.733cm">
          <text:list text:style-name="L8">
            <text:list-header>
              <text:p text:style-name="P8"><text:span text:style-name="T5">Reorder Buffer </text:span><text:span text:style-name="T5">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35" draw:text-style-name="P7" draw:layer="layout" svg:width="5.6cm" svg:height="5.6cm" svg:x="13.999cm" svg:y="13.065cm">
          <text:list text:style-name="L8">
            <text:list-header>
              <text:p text:style-name="P6"><text:span text:style-name="T5">P33 </text:span><text:span text:style-name="T6"></text:span><text:span text:style-name="T5"> P1+P2</text:span></text:p>
              <text:p text:style-name="P6"><text:span text:style-name="T5">P34 </text:span><text:span text:style-name="T6"></text:span><text:span text:style-name="T5"> P33+P3</text:span></text:p>
              <text:p text:style-name="P6"><text:span text:style-name="T5">BEQZ P34</text:span></text:p>
              <text:p text:style-name="P6"><text:span text:style-name="T5">P35 </text:span><text:span text:style-name="T6"></text:span><text:span text:style-name="T5"> P33+P34</text:span></text:p>
              <text:p text:style-name="P6"><text:span text:style-name="T5">P36 </text:span><text:span text:style-name="T6"></text:span><text:span text:style-name="T5"> P35+P34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31" draw:text-style-name="P9" draw:layer="layout" svg:width="5.37cm" svg:height="1.023cm" svg:x="14.512cm" svg:y="18.666cm">
          <text:list text:style-name="L8">
            <text:list-header>
              <text:p text:style-name="P8"><text:span text:style-name="T5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32" draw:text-style-name="P10" draw:layer="layout" svg:x1="11.9cm" svg:y1="11.432cm" svg:x2="13.066cm" svg:y2="10.265cm">
          <text:p/>
        </draw:line>
        <draw:line draw:name="Line 15" draw:style-name="gr32" draw:text-style-name="P10" draw:layer="layout" svg:x1="11.899cm" svg:y1="13.299cm" svg:x2="13.999cm" svg:y2="14.233cm">
          <text:p/>
        </draw:line>
        <draw:custom-shape draw:name="Rectangle 16" draw:style-name="gr36" draw:text-style-name="P7" draw:layer="layout" svg:width="1.634cm" svg:height="1.167cm" svg:x="21.465cm" svg:y="13.299cm">
          <text:list text:style-name="L8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36" draw:text-style-name="P7" draw:layer="layout" svg:width="1.634cm" svg:height="1.167cm" svg:x="23.565cm" svg:y="13.299cm">
          <text:list text:style-name="L8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36" draw:text-style-name="P7" draw:layer="layout" svg:width="1.634cm" svg:height="1.167cm" svg:x="25.665cm" svg:y="13.299cm">
          <text:list text:style-name="L8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7" draw:layer="layout" svg:width="5.133cm" svg:height="3.033cm" svg:x="21.233cm" svg:y="5.833cm">
          <text:list text:style-name="L8">
            <text:list-header>
              <text:p text:style-name="P6"><text:span text:style-name="T5">Register File</text:span></text:p>
              <text:p text:style-name="P6"><text:span text:style-name="T5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32" draw:text-style-name="P10" draw:layer="layout" svg:x1="19.833cm" svg:y1="13.766cm" svg:x2="20.999cm" svg:y2="13.766cm">
          <text:p/>
        </draw:line>
        <draw:line draw:name="Line 21" draw:style-name="gr32" draw:text-style-name="P10" draw:layer="layout" svg:x1="24.033cm" svg:y1="9.099cm" svg:x2="24.033cm" svg:y2="11.899cm">
          <text:p/>
        </draw:line>
        <draw:line draw:name="Line 22" draw:style-name="gr32" draw:text-style-name="P10" draw:layer="layout" svg:x1="24.033cm" svg:y1="14.699cm" svg:x2="24.033cm" svg:y2="15.865cm">
          <text:p/>
        </draw:line>
        <draw:custom-shape draw:name="Text Box 23" draw:style-name="gr31" draw:text-style-name="P11" draw:layer="layout" svg:width="5.366cm" svg:height="2.547cm" svg:x="21.515cm" svg:y="15.633cm">
          <text:list text:style-name="L8">
            <text:list-header>
              <text:p text:style-name="P6"><text:span text:style-name="T5">Results written to</text:span></text:p>
              <text:p text:style-name="P6"><text:span text:style-name="T5">regfile and tags</text:span></text:p>
              <text:p text:style-name="P6"><text:span text:style-name="T5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38" draw:text-style-name="P7" draw:layer="layout" svg:width="4.2cm" svg:height="3.734cm" svg:x="7.699cm" svg:y="14.465cm">
          <text:list text:style-name="L8">
            <text:list-header>
              <text:p text:style-name="P6"><text:span text:style-name="T5">Speculative</text:span></text:p>
              <text:p text:style-name="P6"><text:span text:style-name="T5">Reg Map</text:span></text:p>
              <text:p text:style-name="P6"><text:span text:style-name="T5">R1</text:span><text:span text:style-name="T6"></text:span><text:span text:style-name="T5">P36</text:span></text:p>
              <text:p text:style-name="P6"><text:span text:style-name="T5">R2</text:span><text:span text:style-name="T6"></text:span><text:span text:style-name="T5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32" draw:text-style-name="P10" draw:layer="layout" svg:x1="15.399cm" svg:y1="7.233cm" svg:x2="16.565cm" svg:y2="7.233cm">
          <text:p/>
        </draw:line>
        <draw:custom-shape draw:name="Rectangle 24" draw:style-name="gr38" draw:text-style-name="P7" draw:layer="layout" svg:width="4.2cm" svg:height="3.734cm" svg:x="16.565cm" svg:y="4.899cm">
          <text:list text:style-name="L8">
            <text:list-header>
              <text:p text:style-name="P6"><text:span text:style-name="T5">Committed</text:span></text:p>
              <text:p text:style-name="P6"><text:span text:style-name="T5">Reg Map</text:span></text:p>
              <text:p text:style-name="P6"><text:span text:style-name="T5">R1</text:span><text:span text:style-name="T6"></text:span><text:span text:style-name="T5">P1</text:span></text:p>
              <text:p text:style-name="P6"><text:span text:style-name="T5">R2</text:span><text:span text:style-name="T6"></text:span><text:span text:style-name="T5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32" draw:text-style-name="P10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39" draw:text-style-name="P13" draw:layer="layout" svg:width="9.355cm" svg:height="1.397cm" svg:x="12.228cm" svg:y="26.544cm">
            <text:list text:style-name="L8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9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Text Box 2" draw:style-name="gr22" draw:layer="layout" svg:width="17.173cm" svg:height="1.775cm" svg:x="0.411cm" svg:y="1.214cm">
          <text:list text:style-name="L8">
            <text:list-item>
              <text:p>Logical and physical register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5.834cm" svg:height="1.4cm" svg:x="20.065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5.547cm" svg:height="1.775cm" svg:x="1.212cm" svg:y="1.214cm">
          <text:list text:style-name="L8">
            <text:list-item>
              <text:p>Managing Register Nam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33" draw:text-style-name="P7" draw:layer="layout" svg:width="3.967cm" svg:height="2.8cm" svg:x="4.433cm" svg:y="5.365cm">
          <text:list text:style-name="L8">
            <text:list-header>
              <text:p text:style-name="P6"><text:span text:style-name="T5">Logical</text:span></text:p>
              <text:p text:style-name="P6"><text:span text:style-name="T5">Registers</text:span></text:p>
              <text:p text:style-name="P6"><text:span text:style-name="T5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1" draw:text-style-name="P7" draw:layer="layout" svg:width="6.768cm" svg:height="4.668cm" svg:x="13.065cm" svg:y="5.365cm">
          <text:list text:style-name="L8">
            <text:list-header>
              <text:p text:style-name="P6"><text:span text:style-name="T5">Physical</text:span></text:p>
              <text:p text:style-name="P6"><text:span text:style-name="T5">Registers</text:span></text:p>
              <text:p text:style-name="P6"><text:span text:style-name="T5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0" draw:text-style-name="P7" draw:layer="layout" svg:width="5.133cm" svg:height="5.6cm" svg:x="3.733cm" svg:y="12.833cm">
          <text:list text:style-name="L8">
            <text:list-header>
              <text:p text:style-name="P6"><text:span text:style-name="T5">R1 </text:span><text:span text:style-name="T6"></text:span><text:span text:style-name="T5"> R1+R2</text:span></text:p>
              <text:p text:style-name="P6"><text:span text:style-name="T5">R2 </text:span><text:span text:style-name="T6"></text:span><text:span text:style-name="T5"> R1+R3</text:span></text:p>
              <text:p text:style-name="P6"><text:span text:style-name="T5">BEQZ R2</text:span></text:p>
              <text:p text:style-name="P6"><text:span text:style-name="T5">R3 </text:span><text:span text:style-name="T6"></text:span><text:span text:style-name="T5"> R1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42" draw:text-style-name="P7" draw:layer="layout" svg:width="5.6cm" svg:height="5.367cm" svg:x="13.299cm" svg:y="12.833cm">
          <text:list text:style-name="L8">
            <text:list-header>
              <text:p text:style-name="P6"><text:span text:style-name="T5">P33 </text:span><text:span text:style-name="T6"></text:span><text:span text:style-name="T5"> P1+P2</text:span></text:p>
              <text:p text:style-name="P6"><text:span text:style-name="T5">P34 </text:span><text:span text:style-name="T6"></text:span><text:span text:style-name="T5"> P33+P3</text:span></text:p>
              <text:p text:style-name="P6"><text:span text:style-name="T5">BEQZ P34</text:span></text:p>
              <text:p text:style-name="P6"><text:span text:style-name="T5">P35 </text:span><text:span text:style-name="T6"></text:span><text:span text:style-name="T5"> P33+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32" draw:text-style-name="P10" draw:layer="layout" svg:x1="9.333cm" svg:y1="15.866cm" svg:x2="12.366cm" svg:y2="15.866cm">
          <text:p/>
        </draw:line>
        <draw:line draw:name="Line 9" draw:style-name="gr32" draw:text-style-name="P10" draw:layer="layout" svg:x1="9.099cm" svg:y1="6.766cm" svg:x2="12.133cm" svg:y2="6.766cm">
          <text:p/>
        </draw:line>
        <draw:custom-shape draw:name="Text Box 10" draw:style-name="gr31" draw:text-style-name="P11" draw:layer="layout" svg:width="17.334cm" svg:height="1.785cm" svg:x="3.242cm" svg:y="10.266cm">
          <text:list text:style-name="L8">
            <text:list-header>
              <text:p text:style-name="P6"><text:span text:style-name="T5">At the start, R1-R32 can be found in P1-P32</text:span></text:p>
              <text:p text:style-name="P6"><text:span text:style-name="T5">Instructions stop entering the pipeline when P64 is assig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1" draw:text-style-name="P9" draw:layer="layout" svg:width="8.042cm" svg:height="1.023cm" svg:x="7.187cm" svg:y="19.133cm">
          <text:list text:style-name="L8">
            <text:list-header>
              <text:p text:style-name="P8"><text:span text:style-name="T5">What happens on commi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1" draw:text-style-name="P9" draw:layer="layout" svg:width="18.511cm" svg:height="1.023cm" svg:x="3.294cm" svg:y="3.966cm">
          <text:list text:style-name="L8">
            <text:list-header>
              <text:p text:style-name="P8"><text:span text:style-name="T5">Temporary values are stored in the register file and not the R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3" draw:text-style-name="P13" draw:layer="layout" svg:width="9.356cm" svg:height="1.397cm" svg:x="12.228cm" svg:y="26.544cm">
            <text:list text:style-name="L8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lide Number Placeholder 3" draw:style-name="gr44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2.36cm" svg:height="1.775cm" svg:x="1.254cm" svg:y="1.214cm">
          <text:list text:style-name="L8">
            <text:list-item>
              <text:p>The Commit Proces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5" draw:text-style-name="P9" draw:layer="layout" svg:width="22.734cm" svg:height="14.485cm" svg:x="2.102cm" svg:y="3.966cm">
          <text:list text:style-name="L9">
            <text:list-item>
              <text:p text:style-name="P8"><text:span text:style-name="T12"><text:s/></text:span><text:span text:style-name="T12">On commit, no copy is required</text:span></text:p>
              <text:p text:style-name="P8"><text:span text:style-name="T12"/></text:p>
            </text:list-item>
            <text:list-item>
              <text:p text:style-name="P8"><text:span text:style-name="T12"><text:s/></text:span><text:span text:style-name="T12">The register map table is updated – the “committed” value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of R1 is now in P33 and not P1 – on an exception, P33 is</text:span></text:p>
              <text:p text:style-name="P8"><text:span text:style-name="T12"><text:s text:c="2"/></text:span><text:span text:style-name="T12">copied to memory and not P1</text:span></text:p>
              <text:p text:style-name="P8"><text:span text:style-name="T12"/></text:p>
            </text:list-header>
          </text:list>
          <text:list text:style-name="L9">
            <text:list-item>
              <text:p text:style-name="P8"><text:span text:style-name="T12"><text:s/></text:span><text:span text:style-name="T12">An instruction in the issue queue need not modify its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input operand when the producer commits</text:span></text:p>
              <text:p text:style-name="P8"><text:span text:style-name="T12"/></text:p>
            </text:list-header>
          </text:list>
          <text:list text:style-name="L9">
            <text:list-item>
              <text:p text:style-name="P8"><text:span text:style-name="T12"><text:s/></text:span><text:span text:style-name="T12">When instruction-1 commits, we no longer have any use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for P1 – it is put in a free pool and a new instruction can</text:span></text:p>
              <text:p text:style-name="P8"><text:span text:style-name="T12"><text:s text:c="2"/></text:span><text:span text:style-name="T12">now enter the pipeline </text:span><text:span text:style-name="T14"></text:span><text:span text:style-name="T12"> for every instr that commits, a</text:span></text:p>
              <text:p text:style-name="P8"><text:span text:style-name="T12"><text:s text:c="2"/></text:span><text:span text:style-name="T12">new instr can enter the pipeline </text:span><text:span text:style-name="T14"></text:span><text:span text:style-name="T12"> number of in-flight </text:span></text:p>
              <text:p text:style-name="P8"><text:span text:style-name="T12"><text:s text:c="2"/></text:span><text:span text:style-name="T12">instrs is a constant = number of extra (rename) regis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3" draw:text-style-name="P13" draw:layer="layout" svg:width="9.356cm" svg:height="1.397cm" svg:x="12.228cm" svg:y="26.544cm">
            <text:list text:style-name="L8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2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lide Number Placeholder 3" draw:style-name="gr46" draw:text-style-name="P5" draw:layer="layout" svg:width="5.834cm" svg:height="1.4cm" svg:x="20.065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0.323cm" svg:height="1.775cm" svg:x="1.322cm" svg:y="1.214cm">
          <text:list text:style-name="L8">
            <text:list-item>
              <text:p>Additional Detail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7" draw:text-style-name="P9" draw:layer="layout" svg:width="22.069cm" svg:height="12.453cm" svg:x="2.189cm" svg:y="4.666cm">
          <text:list text:style-name="L9">
            <text:list-item>
              <text:p text:style-name="P8"><text:span text:style-name="T12"><text:s/></text:span><text:span text:style-name="T12">When does the decode stage stall? <text:s/>When we either run</text:span></text:p>
            </text:list-item>
          </text:list>
          <text:list text:style-name="L10">
            <text:list-header>
              <text:p text:style-name="P8"><text:span text:style-name="T12"><text:s text:c="3"/></text:span><text:span text:style-name="T12">out of registers, or ROB entries, or issue queue entries</text:span></text:p>
              <text:p text:style-name="P8"><text:span text:style-name="T12"/></text:p>
            </text:list-header>
          </text:list>
          <text:list text:style-name="L9">
            <text:list-item>
              <text:p text:style-name="P8"><text:span text:style-name="T12"><text:s/></text:span><text:span text:style-name="T12">Issue width: the number of instructions handled by each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stage in a cycle. <text:s/>High issue width </text:span><text:span text:style-name="T14"></text:span><text:span text:style-name="T12"> high peak ILP</text:span></text:p>
            </text:list-header>
          </text:list>
          <text:list text:style-name="L9">
            <text:list-header>
              <text:p text:style-name="P8"><text:span text:style-name="T12"/></text:p>
            </text:list-header>
            <text:list-item>
              <text:p text:style-name="P8"><text:span text:style-name="T12"><text:s/></text:span><text:span text:style-name="T12">Window size: the number of in-flight instructions in the</text:span></text:p>
            </text:list-item>
          </text:list>
          <text:list text:style-name="L10">
            <text:list-header>
              <text:p text:style-name="P8"><text:span text:style-name="T12"><text:s text:c="3"/></text:span><text:span text:style-name="T12">pipeline. <text:s/>Large window size </text:span><text:span text:style-name="T14"></text:span><text:span text:style-name="T12"> high ILP</text:span></text:p>
              <text:p text:style-name="P8"><text:span text:style-name="T12"/></text:p>
            </text:list-header>
          </text:list>
          <text:list text:style-name="L9">
            <text:list-item>
              <text:p text:style-name="P8"><text:span text:style-name="T12"><text:s/></text:span><text:span text:style-name="T12">No more WAR and WAW hazards because of rename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registers – must only worry about RAW hazards</text:span></text:p>
            </text:list-header>
          </text:list>
          <text:list text:style-name="L9">
            <text:list-header>
              <text:p text:style-name="P8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8" draw:text-style-name="P13" draw:layer="layout" svg:width="9.356cm" svg:height="1.397cm" svg:x="12.228cm" svg:y="26.544cm">
            <text:list text:style-name="L8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3" presentation:class="page"/>
          <draw:frame presentation:style-name="pr10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lide Number Placeholder 3" draw:style-name="gr49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text-style-name="P23" draw:layer="layout" svg:width="26.766cm" svg:height="1.775cm" svg:x="1.09cm" svg:y="1.214cm">
          <text:list text:style-name="L8">
            <text:list-item>
              <text:p><text:span text:style-name="T13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50" draw:text-style-name="P7" draw:layer="layout" svg:width="5.834cm" svg:height="2.567cm" svg:x="1.399cm" svg:y="4.899cm">
          <text:list text:style-name="L1">
            <text:list-header>
              <text:p text:style-name="P6"><text:span text:style-name="T5">Branch prediction</text:span></text:p>
              <text:p text:style-name="P6"><text:span text:style-name="T5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7" draw:layer="layout" svg:width="5.133cm" svg:height="5.6cm" svg:x="1.633cm" svg:y="9.333cm">
          <text:list text:style-name="L1">
            <text:list-header>
              <text:p text:style-name="P6"><text:span text:style-name="T5">R1 </text:span><text:span text:style-name="T6"></text:span><text:span text:style-name="T5"> R1+R2</text:span></text:p>
              <text:p text:style-name="P6"><text:span text:style-name="T5">R2 </text:span><text:span text:style-name="T6"></text:span><text:span text:style-name="T5"> R1+R3</text:span></text:p>
              <text:p text:style-name="P6"><text:span text:style-name="T5">BEQZ R2</text:span></text:p>
              <text:p text:style-name="P6"><text:span text:style-name="T5">R3 </text:span><text:span text:style-name="T6"></text:span><text:span text:style-name="T5"> R1+R2</text:span></text:p>
              <text:p text:style-name="P6"><text:span text:style-name="T5">R1 </text:span><text:span text:style-name="T6"></text:span><text:span text:style-name="T5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52" draw:text-style-name="P9" draw:layer="layout" svg:width="5.805cm" svg:height="1.023cm" svg:x="1.345cm" svg:y="14.933cm">
          <text:list text:style-name="L1">
            <text:list-header>
              <text:p text:style-name="P8"><text:span text:style-name="T5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3" draw:text-style-name="P10" draw:layer="layout" svg:x1="4.199cm" svg:y1="7.465cm" svg:x2="4.199cm" svg:y2="9.332cm">
          <text:p/>
        </draw:line>
        <draw:custom-shape draw:name="Rectangle 8" draw:style-name="gr54" draw:text-style-name="P7" draw:layer="layout" svg:width="3.967cm" svg:height="2.8cm" svg:x="7.933cm" svg:y="10.965cm">
          <text:list text:style-name="L1">
            <text:list-header>
              <text:p text:style-name="P6"><text:span text:style-name="T5">Decode &amp;</text:span></text:p>
              <text:p text:style-name="P6"><text:span text:style-name="T5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3" draw:text-style-name="P10" draw:layer="layout" svg:x1="6.765cm" svg:y1="12.366cm" svg:x2="7.932cm" svg:y2="12.366cm">
          <text:p/>
        </draw:line>
        <draw:custom-shape draw:name="Rectangle 10" draw:style-name="gr55" draw:text-style-name="P7" draw:layer="layout" svg:width="2.334cm" svg:height="5.6cm" svg:x="13.065cm" svg:y="4.899cm">
          <text:list text:style-name="L1">
            <text:list-header>
              <text:p text:style-name="P6"><text:span text:style-name="T5">Instr 1</text:span></text:p>
              <text:p text:style-name="P6"><text:span text:style-name="T5">Instr 2</text:span></text:p>
              <text:p text:style-name="P6"><text:span text:style-name="T5">Instr 3</text:span></text:p>
              <text:p text:style-name="P6"><text:span text:style-name="T5">Instr 4</text:span></text:p>
              <text:p text:style-name="P6"><text:span text:style-name="T5">Instr 5</text:span></text:p>
              <text:p text:style-name="P6"><text:span text:style-name="T5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52" draw:text-style-name="P9" draw:layer="layout" svg:width="6.846cm" svg:height="1.023cm" svg:x="12.608cm" svg:y="3.733cm">
          <text:list text:style-name="L1">
            <text:list-header>
              <text:p text:style-name="P8"><text:span text:style-name="T5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56" draw:text-style-name="P7" draw:layer="layout" svg:width="5.6cm" svg:height="5.6cm" svg:x="13.999cm" svg:y="13.065cm">
          <text:list text:style-name="L1">
            <text:list-header>
              <text:p text:style-name="P6"><text:span text:style-name="T5">P33 </text:span><text:span text:style-name="T6"></text:span><text:span text:style-name="T5"> P1+P2</text:span></text:p>
              <text:p text:style-name="P6"><text:span text:style-name="T5">P34 </text:span><text:span text:style-name="T6"></text:span><text:span text:style-name="T5"> P33+P3</text:span></text:p>
              <text:p text:style-name="P6"><text:span text:style-name="T5">BEQZ P34</text:span></text:p>
              <text:p text:style-name="P6"><text:span text:style-name="T5">P35 </text:span><text:span text:style-name="T6"></text:span><text:span text:style-name="T5"> P33+P34</text:span></text:p>
              <text:p text:style-name="P6"><text:span text:style-name="T5">P36 </text:span><text:span text:style-name="T6"></text:span><text:span text:style-name="T5"> P35+P34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52" draw:text-style-name="P9" draw:layer="layout" svg:width="5.593cm" svg:height="1.023cm" svg:x="14.401cm" svg:y="18.666cm">
          <text:list text:style-name="L1">
            <text:list-header>
              <text:p text:style-name="P8"><text:span text:style-name="T5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53" draw:text-style-name="P10" draw:layer="layout" svg:x1="11.9cm" svg:y1="11.432cm" svg:x2="13.066cm" svg:y2="10.265cm">
          <text:p/>
        </draw:line>
        <draw:line draw:name="Line 15" draw:style-name="gr53" draw:text-style-name="P10" draw:layer="layout" svg:x1="11.899cm" svg:y1="13.299cm" svg:x2="13.999cm" svg:y2="14.233cm">
          <text:p/>
        </draw:line>
        <draw:custom-shape draw:name="Rectangle 16" draw:style-name="gr57" draw:text-style-name="P7" draw:layer="layout" svg:width="1.634cm" svg:height="1.167cm" svg:x="21.465cm" svg:y="13.299cm">
          <text:list text:style-name="L1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7" draw:text-style-name="P7" draw:layer="layout" svg:width="1.634cm" svg:height="1.167cm" svg:x="23.565cm" svg:y="13.299cm">
          <text:list text:style-name="L1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7" draw:text-style-name="P7" draw:layer="layout" svg:width="1.634cm" svg:height="1.167cm" svg:x="25.665cm" svg:y="13.299cm">
          <text:list text:style-name="L1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58" draw:text-style-name="P7" draw:layer="layout" svg:width="5.133cm" svg:height="3.033cm" svg:x="21.233cm" svg:y="5.833cm">
          <text:list text:style-name="L1">
            <text:list-header>
              <text:p text:style-name="P6"><text:span text:style-name="T5">Register File</text:span></text:p>
              <text:p text:style-name="P6"><text:span text:style-name="T5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53" draw:text-style-name="P10" draw:layer="layout" svg:x1="19.833cm" svg:y1="13.766cm" svg:x2="20.999cm" svg:y2="13.766cm">
          <text:p/>
        </draw:line>
        <draw:line draw:name="Line 21" draw:style-name="gr53" draw:text-style-name="P10" draw:layer="layout" svg:x1="24.033cm" svg:y1="9.099cm" svg:x2="24.033cm" svg:y2="11.899cm">
          <text:p/>
        </draw:line>
        <draw:line draw:name="Line 22" draw:style-name="gr53" draw:text-style-name="P10" draw:layer="layout" svg:x1="24.033cm" svg:y1="14.699cm" svg:x2="24.033cm" svg:y2="15.865cm">
          <text:p/>
        </draw:line>
        <draw:custom-shape draw:name="Text Box 23" draw:style-name="gr52" draw:text-style-name="P11" draw:layer="layout" svg:width="5.589cm" svg:height="2.547cm" svg:x="21.404cm" svg:y="15.633cm">
          <text:list text:style-name="L1">
            <text:list-header>
              <text:p text:style-name="P6"><text:span text:style-name="T5">Results written to</text:span></text:p>
              <text:p text:style-name="P6"><text:span text:style-name="T5">regfile and tags</text:span></text:p>
              <text:p text:style-name="P6"><text:span text:style-name="T5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59" draw:text-style-name="P7" draw:layer="layout" svg:width="4.2cm" svg:height="3.734cm" svg:x="7.699cm" svg:y="14.465cm">
          <text:list text:style-name="L1">
            <text:list-header>
              <text:p text:style-name="P6"><text:span text:style-name="T5">Speculative</text:span></text:p>
              <text:p text:style-name="P6"><text:span text:style-name="T5">Reg Map</text:span></text:p>
              <text:p text:style-name="P6"><text:span text:style-name="T5">R1</text:span><text:span text:style-name="T6"></text:span><text:span text:style-name="T5">P36</text:span></text:p>
              <text:p text:style-name="P6"><text:span text:style-name="T5">R2</text:span><text:span text:style-name="T6"></text:span><text:span text:style-name="T5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53" draw:text-style-name="P10" draw:layer="layout" svg:x1="15.399cm" svg:y1="7.233cm" svg:x2="16.565cm" svg:y2="7.233cm">
          <text:p/>
        </draw:line>
        <draw:custom-shape draw:name="Rectangle 24" draw:style-name="gr59" draw:text-style-name="P7" draw:layer="layout" svg:width="4.2cm" svg:height="3.734cm" svg:x="16.565cm" svg:y="4.899cm">
          <text:list text:style-name="L1">
            <text:list-header>
              <text:p text:style-name="P6"><text:span text:style-name="T5">Committed</text:span></text:p>
              <text:p text:style-name="P6"><text:span text:style-name="T5">Reg Map</text:span></text:p>
              <text:p text:style-name="P6"><text:span text:style-name="T5">R1</text:span><text:span text:style-name="T6"></text:span><text:span text:style-name="T5">P1</text:span></text:p>
              <text:p text:style-name="P6"><text:span text:style-name="T5">R2</text:span><text:span text:style-name="T6"></text:span><text:span text:style-name="T5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53" draw:text-style-name="P10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60" draw:text-style-name="P13" draw:layer="layout" svg:width="9.355cm" svg:height="1.397cm" svg:x="12.228cm" svg:y="26.544cm">
            <text:list text:style-name="L1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4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lide Number Placeholder 3" draw:style-name="gr61" draw:text-style-name="P5" draw:layer="layout" svg:width="5.834cm" svg:height="1.4cm" svg:x="20.065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text-style-name="P23" draw:layer="layout" svg:width="10.323cm" svg:height="1.775cm" svg:x="1.322cm" svg:y="1.214cm">
          <text:list text:style-name="L8">
            <text:list-item>
              <text:p><text:span text:style-name="T13">Additional Detail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2" draw:text-style-name="P9" draw:layer="layout" svg:width="22.069cm" svg:height="12.453cm" svg:x="2.189cm" svg:y="4.666cm">
          <text:list text:style-name="L9">
            <text:list-item>
              <text:p text:style-name="P8"><text:span text:style-name="T12"><text:s/></text:span><text:span text:style-name="T12">When does the decode stage stall? <text:s/>When we either run</text:span></text:p>
            </text:list-item>
          </text:list>
          <text:list text:style-name="L10">
            <text:list-header>
              <text:p text:style-name="P8"><text:span text:style-name="T12"><text:s text:c="3"/></text:span><text:span text:style-name="T12">out of registers, or ROB entries, or issue queue entries</text:span></text:p>
              <text:p text:style-name="P8"><text:span text:style-name="T12"/></text:p>
            </text:list-header>
          </text:list>
          <text:list text:style-name="L9">
            <text:list-item>
              <text:p text:style-name="P8"><text:span text:style-name="T12"><text:s/></text:span><text:span text:style-name="T12">Issue width: the number of instructions handled by each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stage in a cycle. <text:s/>High issue width </text:span><text:span text:style-name="T14"></text:span><text:span text:style-name="T12"> high peak ILP</text:span></text:p>
            </text:list-header>
          </text:list>
          <text:list text:style-name="L9">
            <text:list-header>
              <text:p text:style-name="P8"><text:span text:style-name="T12"/></text:p>
            </text:list-header>
            <text:list-item>
              <text:p text:style-name="P8"><text:span text:style-name="T12"><text:s/></text:span><text:span text:style-name="T12">Window size: the number of in-flight instructions in the</text:span></text:p>
            </text:list-item>
          </text:list>
          <text:list text:style-name="L10">
            <text:list-header>
              <text:p text:style-name="P8"><text:span text:style-name="T12"><text:s text:c="3"/></text:span><text:span text:style-name="T12">pipeline. <text:s/>Large window size </text:span><text:span text:style-name="T14"></text:span><text:span text:style-name="T12"> high ILP</text:span></text:p>
              <text:p text:style-name="P8"><text:span text:style-name="T12"/></text:p>
            </text:list-header>
          </text:list>
          <text:list text:style-name="L9">
            <text:list-item>
              <text:p text:style-name="P8"><text:span text:style-name="T12"><text:s/></text:span><text:span text:style-name="T12">No more WAR and WAW hazards because of rename</text:span></text:p>
            </text:list-item>
          </text:list>
          <text:list text:style-name="L10">
            <text:list-header>
              <text:p text:style-name="P8"><text:span text:style-name="T12"><text:s text:c="2"/></text:span><text:span text:style-name="T12">registers – must only worry about RAW hazards</text:span></text:p>
            </text:list-header>
          </text:list>
          <text:list text:style-name="L9">
            <text:list-header>
              <text:p text:style-name="P8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8" draw:text-style-name="P13" draw:layer="layout" svg:width="9.356cm" svg:height="1.397cm" svg:x="12.228cm" svg:y="26.544cm">
            <text:list text:style-name="L8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5" presentation:class="page"/>
          <draw:frame presentation:style-name="pr10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lide Number Placeholder 3" draw:style-name="gr63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text-style-name="P23" draw:layer="layout" svg:width="26.766cm" svg:height="1.775cm" svg:x="1.09cm" svg:y="1.214cm">
          <text:list text:style-name="L8">
            <text:list-item>
              <text:p><text:span text:style-name="T13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50" draw:text-style-name="P7" draw:layer="layout" svg:width="5.834cm" svg:height="2.567cm" svg:x="1.399cm" svg:y="4.899cm">
          <text:list text:style-name="L1">
            <text:list-header>
              <text:p text:style-name="P6"><text:span text:style-name="T5">Branch prediction</text:span></text:p>
              <text:p text:style-name="P6"><text:span text:style-name="T5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7" draw:layer="layout" svg:width="5.133cm" svg:height="5.6cm" svg:x="1.633cm" svg:y="9.333cm">
          <text:list text:style-name="L1">
            <text:list-header>
              <text:p text:style-name="P6"><text:span text:style-name="T5">R1 </text:span><text:span text:style-name="T6"></text:span><text:span text:style-name="T5"> R1+R2</text:span></text:p>
              <text:p text:style-name="P6"><text:span text:style-name="T5">R2 </text:span><text:span text:style-name="T6"></text:span><text:span text:style-name="T5"> R1+R3</text:span></text:p>
              <text:p text:style-name="P6"><text:span text:style-name="T5">BEQZ R2</text:span></text:p>
              <text:p text:style-name="P6"><text:span text:style-name="T5">R3 </text:span><text:span text:style-name="T6"></text:span><text:span text:style-name="T5"> R1+R2</text:span></text:p>
              <text:p text:style-name="P6"><text:span text:style-name="T5">R1 </text:span><text:span text:style-name="T6"></text:span><text:span text:style-name="T5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52" draw:text-style-name="P9" draw:layer="layout" svg:width="5.805cm" svg:height="1.023cm" svg:x="1.345cm" svg:y="14.933cm">
          <text:list text:style-name="L1">
            <text:list-header>
              <text:p text:style-name="P8"><text:span text:style-name="T5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3" draw:text-style-name="P10" draw:layer="layout" svg:x1="4.199cm" svg:y1="7.465cm" svg:x2="4.199cm" svg:y2="9.332cm">
          <text:p/>
        </draw:line>
        <draw:custom-shape draw:name="Rectangle 8" draw:style-name="gr54" draw:text-style-name="P7" draw:layer="layout" svg:width="3.967cm" svg:height="2.8cm" svg:x="7.933cm" svg:y="10.965cm">
          <text:list text:style-name="L1">
            <text:list-header>
              <text:p text:style-name="P6"><text:span text:style-name="T5">Decode &amp;</text:span></text:p>
              <text:p text:style-name="P6"><text:span text:style-name="T5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3" draw:text-style-name="P10" draw:layer="layout" svg:x1="6.765cm" svg:y1="12.366cm" svg:x2="7.932cm" svg:y2="12.366cm">
          <text:p/>
        </draw:line>
        <draw:custom-shape draw:name="Rectangle 10" draw:style-name="gr55" draw:text-style-name="P7" draw:layer="layout" svg:width="2.334cm" svg:height="5.6cm" svg:x="13.065cm" svg:y="4.899cm">
          <text:list text:style-name="L1">
            <text:list-header>
              <text:p text:style-name="P6"><text:span text:style-name="T5">Instr 1</text:span></text:p>
              <text:p text:style-name="P6"><text:span text:style-name="T5">Instr 2</text:span></text:p>
              <text:p text:style-name="P6"><text:span text:style-name="T5">Instr 3</text:span></text:p>
              <text:p text:style-name="P6"><text:span text:style-name="T5">Instr 4</text:span></text:p>
              <text:p text:style-name="P6"><text:span text:style-name="T5">Instr 5</text:span></text:p>
              <text:p text:style-name="P6"><text:span text:style-name="T5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52" draw:text-style-name="P9" draw:layer="layout" svg:width="6.846cm" svg:height="1.023cm" svg:x="12.608cm" svg:y="3.733cm">
          <text:list text:style-name="L1">
            <text:list-header>
              <text:p text:style-name="P8"><text:span text:style-name="T5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56" draw:text-style-name="P7" draw:layer="layout" svg:width="5.6cm" svg:height="5.6cm" svg:x="13.999cm" svg:y="13.065cm">
          <text:list text:style-name="L1">
            <text:list-header>
              <text:p text:style-name="P6"><text:span text:style-name="T5">P33 </text:span><text:span text:style-name="T6"></text:span><text:span text:style-name="T5"> P1+P2</text:span></text:p>
              <text:p text:style-name="P6"><text:span text:style-name="T5">P34 </text:span><text:span text:style-name="T6"></text:span><text:span text:style-name="T5"> P33+P3</text:span></text:p>
              <text:p text:style-name="P6"><text:span text:style-name="T5">BEQZ P34</text:span></text:p>
              <text:p text:style-name="P6"><text:span text:style-name="T5">P35 </text:span><text:span text:style-name="T6"></text:span><text:span text:style-name="T5"> P33+P34</text:span></text:p>
              <text:p text:style-name="P6"><text:span text:style-name="T5">P36 </text:span><text:span text:style-name="T6"></text:span><text:span text:style-name="T5"> P35+P34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52" draw:text-style-name="P9" draw:layer="layout" svg:width="5.593cm" svg:height="1.023cm" svg:x="14.401cm" svg:y="18.666cm">
          <text:list text:style-name="L1">
            <text:list-header>
              <text:p text:style-name="P8"><text:span text:style-name="T5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53" draw:text-style-name="P10" draw:layer="layout" svg:x1="11.9cm" svg:y1="11.432cm" svg:x2="13.066cm" svg:y2="10.265cm">
          <text:p/>
        </draw:line>
        <draw:line draw:name="Line 15" draw:style-name="gr53" draw:text-style-name="P10" draw:layer="layout" svg:x1="11.899cm" svg:y1="13.299cm" svg:x2="13.999cm" svg:y2="14.233cm">
          <text:p/>
        </draw:line>
        <draw:custom-shape draw:name="Rectangle 16" draw:style-name="gr57" draw:text-style-name="P7" draw:layer="layout" svg:width="1.634cm" svg:height="1.167cm" svg:x="21.465cm" svg:y="13.299cm">
          <text:list text:style-name="L1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7" draw:text-style-name="P7" draw:layer="layout" svg:width="1.634cm" svg:height="1.167cm" svg:x="23.565cm" svg:y="13.299cm">
          <text:list text:style-name="L1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7" draw:text-style-name="P7" draw:layer="layout" svg:width="1.634cm" svg:height="1.167cm" svg:x="25.665cm" svg:y="13.299cm">
          <text:list text:style-name="L1">
            <text:list-header>
              <text:p text:style-name="P6"><text:span text:style-name="T5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58" draw:text-style-name="P7" draw:layer="layout" svg:width="5.133cm" svg:height="3.033cm" svg:x="21.233cm" svg:y="5.833cm">
          <text:list text:style-name="L1">
            <text:list-header>
              <text:p text:style-name="P6"><text:span text:style-name="T5">Register File</text:span></text:p>
              <text:p text:style-name="P6"><text:span text:style-name="T5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53" draw:text-style-name="P10" draw:layer="layout" svg:x1="19.833cm" svg:y1="13.766cm" svg:x2="20.999cm" svg:y2="13.766cm">
          <text:p/>
        </draw:line>
        <draw:line draw:name="Line 21" draw:style-name="gr53" draw:text-style-name="P10" draw:layer="layout" svg:x1="24.033cm" svg:y1="9.099cm" svg:x2="24.033cm" svg:y2="11.899cm">
          <text:p/>
        </draw:line>
        <draw:line draw:name="Line 22" draw:style-name="gr53" draw:text-style-name="P10" draw:layer="layout" svg:x1="24.033cm" svg:y1="14.699cm" svg:x2="24.033cm" svg:y2="15.865cm">
          <text:p/>
        </draw:line>
        <draw:custom-shape draw:name="Text Box 23" draw:style-name="gr52" draw:text-style-name="P11" draw:layer="layout" svg:width="5.589cm" svg:height="2.547cm" svg:x="21.404cm" svg:y="15.633cm">
          <text:list text:style-name="L1">
            <text:list-header>
              <text:p text:style-name="P6"><text:span text:style-name="T5">Results written to</text:span></text:p>
              <text:p text:style-name="P6"><text:span text:style-name="T5">regfile and tags</text:span></text:p>
              <text:p text:style-name="P6"><text:span text:style-name="T5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59" draw:text-style-name="P7" draw:layer="layout" svg:width="4.2cm" svg:height="3.734cm" svg:x="7.699cm" svg:y="14.465cm">
          <text:list text:style-name="L1">
            <text:list-header>
              <text:p text:style-name="P6"><text:span text:style-name="T5">Speculative</text:span></text:p>
              <text:p text:style-name="P6"><text:span text:style-name="T5">Reg Map</text:span></text:p>
              <text:p text:style-name="P6"><text:span text:style-name="T5">R1</text:span><text:span text:style-name="T6"></text:span><text:span text:style-name="T5">P36</text:span></text:p>
              <text:p text:style-name="P6"><text:span text:style-name="T5">R2</text:span><text:span text:style-name="T6"></text:span><text:span text:style-name="T5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53" draw:text-style-name="P10" draw:layer="layout" svg:x1="15.399cm" svg:y1="7.233cm" svg:x2="16.565cm" svg:y2="7.233cm">
          <text:p/>
        </draw:line>
        <draw:custom-shape draw:name="Rectangle 24" draw:style-name="gr59" draw:text-style-name="P7" draw:layer="layout" svg:width="4.2cm" svg:height="3.734cm" svg:x="16.565cm" svg:y="4.899cm">
          <text:list text:style-name="L1">
            <text:list-header>
              <text:p text:style-name="P6"><text:span text:style-name="T5">Committed</text:span></text:p>
              <text:p text:style-name="P6"><text:span text:style-name="T5">Reg Map</text:span></text:p>
              <text:p text:style-name="P6"><text:span text:style-name="T5">R1</text:span><text:span text:style-name="T6"></text:span><text:span text:style-name="T5">P1</text:span></text:p>
              <text:p text:style-name="P6"><text:span text:style-name="T5">R2</text:span><text:span text:style-name="T6"></text:span><text:span text:style-name="T5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53" draw:text-style-name="P10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60" draw:text-style-name="P13" draw:layer="layout" svg:width="9.355cm" svg:height="1.397cm" svg:x="12.228cm" svg:y="26.544cm">
            <text:list text:style-name="L1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6" presentation:class="page"/>
          <draw:frame presentation:style-name="pr4" draw:text-style-name="P1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8" draw:text-style-name="P25" draw:layer="layout" svg:width="25.199cm" svg:height="16.255cm" svg:x="1.4cm" svg:y="0.837cm" presentation:class="subtitle">
          <draw:text-box>
            <text:p><text:span text:style-name="T15">Th</text:span><text:span text:style-name="T15">an</text:span><text:span text:style-name="T15">k </text:span><text:span text:style-name="T15">yo</text:span><text:span text:style-name="T15">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300 300" svg:d="M150 0l150 300h-300z"/>
    <draw:marker draw:name="Arrowheads_20_3" draw:display-name="Arrowheads 3" svg:viewBox="0 0 300 300" svg:d="M150 0l150 300h-300z"/>
    <draw:marker draw:name="Arrowheads_20_4" draw:display-name="Arrowheads 4" svg:viewBox="0 0 300 300" svg:d="M150 0l150 300h-300z"/>
    <draw:marker draw:name="Arrowheads_20_5" draw:display-name="Arrowheads 5" svg:viewBox="0 0 300 300" svg:d="M150 0l150 300h-300z"/>
    <draw:marker draw:name="Arrowheads_20_6" draw:display-name="Arrowheads 6" svg:viewBox="0 0 300 300" svg:d="M150 0l150 300h-300z"/>
    <draw:marker draw:name="Arrowheads_20_7" draw:display-name="Arrowheads 7" svg:viewBox="0 0 300 300" svg:d="M150 0l150 300h-300z"/>
    <draw:marker draw:name="Arrowheads_20_8" draw:display-name="Arrowheads 8" svg:viewBox="0 0 300 300" svg:d="M150 0l150 300h-300z"/>
    <draw:marker draw:name="Arrowheads_20_9" draw:display-name="Arrowheads 9" svg:viewBox="0 0 300 300" svg:d="M150 0l150 300h-300z"/>
    <draw:marker draw:name="msArrowEnd_20_5" draw:display-name="msArrowEnd 5" svg:viewBox="0 0 318 318" svg:d="M159 0l159 318h-318z"/>
    <draw:marker draw:name="msArrowOpenEnd_20_5" draw:display-name="msArrowOpenEnd 5" svg:viewBox="0 0 320 320" svg:d="M160 0l160 291-48 29-112-205-112 205-48-2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</text:span><text:span text:style-name="MT5">sity of </text:span><text:span text:style-name="MT5">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9H6M49S</meta:editing-duration>
    <meta:editing-cycles>319</meta:editing-cycles>
    <dc:date>2022-11-09T11:37:10.848574379</dc:date>
    <meta:generator>LibreOffice/6.0.7.3$Linux_X86_64 LibreOffice_project/00m0$Build-3</meta:generator>
    <meta:print-date>2019-01-23T15:16:56.404443746</meta:print-date>
    <meta:document-statistic meta:object-count="289"/>
  </office:meta>
</office:document-meta>
</file>